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Hack4" svg:font-family="Hack" style:font-adornments="Bold" style:font-pitch="fixed"/>
    <style:font-face style:name="Hack" svg:font-family="Hack" style:font-adornments="Regular" style:font-pitch="fixed"/>
    <style:font-face style:name="Hack3" svg:font-family="Hack" style:font-adornments="Bold" style:font-pitch="variable"/>
    <style:font-face style:name="Hack2" svg:font-family="Hack" style:font-family-generic="roman" style:font-pitch="variable"/>
    <style:font-face style:name="Hack1" svg:font-family="Hack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3.67cm" fo:min-width="3.48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2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24cm" fo:min-width="1.71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3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83cm" fo:min-width="1.659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4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37cm" fo:min-width="1.66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5" style:family="graphic" style:parent-style-name="standard" style:list-style-name="L1">
      <style:graphic-properties draw:stroke="none" svg:stroke-width="0.081cm" svg:stroke-color="#ffffff" draw:marker-start="" draw:marker-start-width="0.269cm" draw:marker-start-center="false" draw:marker-end="" draw:marker-end-width="0.269cm" draw:marker-end-center="false" draw:stroke-linejoin="round" svg:stroke-linecap="round" draw:fill="solid" draw:fill-color="#2a6099" draw:textarea-horizontal-align="justify" draw:textarea-vertical-align="middle" draw:auto-grow-height="false" draw:fit-to-size="false" style:shrink-to-fit="false" fo:min-height="1.937cm" fo:min-width="1.663cm" fo:padding-top="0.148cm" fo:padding-bottom="0.148cm" fo:padding-left="0.273cm" fo:padding-right="0.273cm" fo:wrap-option="wrap" draw:shadow="visible" draw:shadow-offset-x="0.076cm" draw:shadow-offset-y="0.076cm" draw:shadow-color="#808080"/>
    </style:style>
    <style:style style:name="gr6" style:family="graphic" style:parent-style-name="standard" style:list-style-name="L1">
      <style:graphic-properties draw:stroke="solid" svg:stroke-width="0.025cm" svg:stroke-color="#ffffff" draw:marker-start="" draw:marker-start-width="0.178cm" draw:marker-start-center="false" draw:marker-end="" draw:marker-end-width="0.178cm" draw:marker-end-center="false" draw:stroke-linejoin="round" svg:stroke-linecap="round" draw:fill="solid" draw:fill-color="#ff8000" draw:opacity="50%" draw:textarea-horizontal-align="justify" draw:textarea-vertical-align="middle" draw:auto-grow-height="false" draw:fit-to-size="false" style:shrink-to-fit="false" fo:min-height="0.519cm" fo:min-width="0.494cm" fo:padding-top="0.12cm" fo:padding-bottom="0.12cm" fo:padding-left="0.245cm" fo:padding-right="0.245cm" fo:wrap-option="wrap" draw:shadow="visible" draw:shadow-offset-x="0.076cm" draw:shadow-offset-y="0.076cm" draw:shadow-color="#808080" draw:shadow-opacity="50%"/>
    </style:style>
    <style:style style:name="gr7" style:family="graphic" style:parent-style-name="Text" style:list-style-name="L1">
      <style:graphic-properties draw:textarea-horizontal-align="justify" draw:textarea-vertical-align="middle" draw:auto-grow-height="false" fo:min-height="1.533cm" fo:min-width="1.278cm"/>
      <style:paragraph-properties style:writing-mode="lr-tb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959cm" fo:min-width="0cm"/>
      <style:paragraph-properties style:writing-mode="lr-tb"/>
    </style:style>
    <style:style style:name="gr11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952cm" fo:min-width="0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svg:stroke-width="0.025cm" svg:stroke-color="#ffffff" draw:marker-start="" draw:marker-start-width="0.178cm" draw:marker-start-center="false" draw:marker-end="" draw:marker-end-width="0.178cm" draw:marker-end-center="false" draw:stroke-linejoin="round" svg:stroke-linecap="round" draw:fill="solid" draw:fill-color="#ff8000" draw:opacity="50%" draw:textarea-horizontal-align="justify" draw:textarea-vertical-align="middle" draw:auto-grow-height="false" draw:fit-to-size="false" style:shrink-to-fit="false" fo:min-height="0.463cm" fo:min-width="0.344cm" fo:padding-top="0.12cm" fo:padding-bottom="0.12cm" fo:padding-left="0.245cm" fo:padding-right="0.245cm" fo:wrap-option="wrap" draw:shadow="visible" draw:shadow-offset-x="0.076cm" draw:shadow-offset-y="0.076cm" draw:shadow-color="#808080" draw:shadow-opacity="50%"/>
    </style:style>
    <style:style style:name="gr17" style:family="graphic" style:parent-style-name="Text" style:list-style-name="L1">
      <style:graphic-properties draw:textarea-horizontal-align="justify" draw:textarea-vertical-align="middle" draw:auto-grow-height="false" fo:min-height="1.533cm" fo:min-width="1.278cm"/>
      <style:paragraph-properties style:writing-mode="lr-tb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317cm" fo:min-width="0cm"/>
      <style:paragraph-properties style:writing-mode="lr-tb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324cm" fo:min-width="0cm"/>
      <style:paragraph-properties style:writing-mode="lr-tb"/>
    </style:style>
    <style:style style:name="gr20" style:family="graphic" style:parent-style-name="standard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85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03cm" draw:shadow-offset-y="0.203cm" draw:shadow-color="#808080" draw:shadow-opacity="85%"/>
    </style:style>
    <style:style style:name="gr21" style:family="graphic" style:parent-style-name="standard">
      <style:graphic-properties draw:stroke="none" draw:fill="solid" draw:fill-color="#ff8000" draw:opacity="85%" draw:shadow="visible" draw:shadow-opacity="85%"/>
    </style:style>
    <style:style style:name="gr2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635cm" fo:min-width="0cm"/>
      <style:paragraph-properties style:writing-mode="lr-tb"/>
    </style:style>
    <style:style style:name="gr23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24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318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8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8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8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8cm" fo:min-width="0.7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865cm" fo:min-width="0.748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8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objectwithoutfill">
      <style:graphic-properties draw:marker-end="Arrowheads_20_7" draw:marker-end-width="0.3cm" draw:fill="none" draw:textarea-vertical-align="middle"/>
    </style:style>
    <style:style style:name="gr57" style:family="graphic" style:parent-style-name="objectwithoutfill">
      <style:graphic-properties draw:marker-end="Arrowheads_20_8" draw:marker-end-width="0.3cm" draw:fill="none" draw:textarea-vertical-align="middle"/>
    </style:style>
    <style:style style:name="gr58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0.635cm" fo:min-width="0cm"/>
      <style:paragraph-properties style:writing-mode="lr-tb"/>
    </style:style>
    <style:style style:name="gr59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0.661cm" fo:min-width="0cm"/>
      <style:paragraph-properties style:writing-mode="lr-tb"/>
    </style:style>
    <style:style style:name="P1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8000" draw:opacity="5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style:font-name="Hack4" fo:font-weight="bold"/>
    </style:style>
    <style:style style:name="P5" style:family="paragraph">
      <loext:graphic-properties draw:fill="none" draw:fill-color="#ffffff"/>
      <style:paragraph-properties style:writing-mode="lr-tb"/>
      <style:text-properties style:font-name="Hack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paragraph-properties style:writing-mode="lr-tb"/>
      <style:text-properties style:font-name="Hack4" fo:font-size="8pt" fo:font-weight="bold"/>
    </style:style>
    <style:style style:name="T1" style:family="text">
      <style:text-properties style:font-name="Hack4" fo:font-size="10pt" fo:font-weight="bold" style:font-size-asian="24pt" style:font-size-complex="24pt"/>
    </style:style>
    <style:style style:name="T2" style:family="text">
      <style:text-properties style:font-name="Hack" fo:font-size="10pt" fo:font-weight="bold" style:font-size-asian="24pt" style:font-size-complex="24pt"/>
    </style:style>
    <style:style style:name="T3" style:family="text">
      <style:text-properties style:font-name="Hack4" fo:font-size="6pt" fo:font-weight="bold" style:font-size-asian="24pt" style:font-size-complex="24pt"/>
    </style:style>
    <style:style style:name="T4" style:family="text">
      <style:text-properties style:font-name="Hack4" fo:font-size="8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1-circle-arrow" draw:style-name="gr1" draw:text-style-name="P1" draw:layer="layout" svg:width="7.015cm" svg:height="6.926cm" draw:transform="rotate (1.60797183986238) translate (7.293cm 17.192cm)">
          <text:p/>
          <draw:enhanced-geometry draw:mirror-horizontal="false" draw:mirror-vertical="false" svg:viewBox="0 0 0 0" draw:text-areas="?f193 ?f195 ?f194 ?f196" draw:type="ooxml-circularArrow" draw:modifiers="5963.59241336366 1142319 20713139.0543671 239206.767566849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1-circle-arrow_0" draw:style-name="gr2" draw:text-style-name="P1" draw:layer="layout" svg:width="3.931cm" svg:height="3.878cm" draw:transform="rotate (0.0347320521146872) translate (11.541cm 8.871cm)">
          <text:p/>
          <draw:enhanced-geometry draw:mirror-horizontal="false" draw:mirror-vertical="false" svg:viewBox="0 0 0 0" draw:text-areas="?f193 ?f195 ?f194 ?f196" draw:type="ooxml-circularArrow" draw:modifiers="5963.59241336366 1142319 20713139.0543671 239206.767566849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1-circle-arrow_1" draw:style-name="gr3" draw:text-style-name="P1" draw:layer="layout" svg:width="3.123cm" svg:height="3.157cm" draw:transform="rotate (0.0347320521146872) translate (6.024cm 9.275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2812.05307673485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1-circle-arrow_2" draw:style-name="gr4" draw:text-style-name="P1" draw:layer="layout" svg:width="3.123cm" svg:height="3.157cm" draw:transform="rotate (0.0347320521146872) translate (12.056cm 14.672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2812.05307673485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1-circle-arrow_3" draw:style-name="gr5" draw:text-style-name="P1" draw:layer="layout" svg:width="3.123cm" svg:height="3.157cm" draw:transform="rotate (0.0347320521146872) translate (6.024cm 14.672cm)">
          <text:p/>
          <draw:enhanced-geometry draw:mirror-horizontal="false" draw:mirror-vertical="false" svg:viewBox="0 0 0 0" draw:text-areas="?f193 ?f195 ?f194 ?f196" draw:type="ooxml-circularArrow" draw:modifiers="5624.1061534697 28844.2986817658 20684537.9056861 20723688.0158221 2812.05307673485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1-circle-arrow_5" draw:style-name="gr6" draw:text-style-name="P2" draw:layer="layout" svg:width="1.544cm" svg:height="1.225cm" draw:transform="rotate (-1.83416651092084) translate (13.062cm 7.351cm)">
          <text:p/>
          <draw:enhanced-geometry draw:mirror-horizontal="false" draw:mirror-vertical="false" svg:viewBox="0 0 0 0" draw:text-areas="?f193 ?f195 ?f194 ?f196" draw:type="ooxml-circularArrow" draw:modifiers="12500 1142319 20457681 4636880.50780165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style-name="gr7" draw:text-style-name="P3" draw:layer="layout" svg:width="1.588cm" svg:height="1.905cm" svg:x="10.524cm" svg:y="7.985cm">
          <text:p text:style-name="P3">Kodfkod</text:p>
          <text:p text:style-name="P3">Tkdfpk</text:p>
          <text:p text:style-name="P3">Okfodk</text:p>
          <text:p text:style-name="P3"/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" draw:text-style-name="P4" draw:layer="layout" svg:width="1.905cm" svg:height="1.234cm" svg:x="6.715cm" svg:y="10.207cm">
          <draw:text-box>
            <text:p><text:span text:style-name="T1">Sprint</text:span><text:span text:style-name="T1"><text:line-break/></text:span><text:span text:style-name="T1">Planning</text:span></text:p>
          </draw:text-box>
        </draw:frame>
        <draw:frame draw:style-name="gr9" draw:text-style-name="P4" draw:layer="layout" svg:width="1.588cm" svg:height="0.953cm" svg:x="13.065cm" svg:y="10.207cm">
          <draw:text-box>
            <text:p><text:span text:style-name="T1">Daily</text:span><text:span text:style-name="T1"><text:line-break/></text:span><text:span text:style-name="T1">Scrum</text:span></text:p>
          </draw:text-box>
        </draw:frame>
        <draw:frame draw:style-name="gr10" draw:text-style-name="P4" draw:layer="layout" svg:width="1.588cm" svg:height="0.959cm" svg:x="13.064cm" svg:y="15.916cm">
          <draw:text-box>
            <text:p><text:span text:style-name="T1">Sprint</text:span><text:span text:style-name="T1"><text:line-break/></text:span><text:span text:style-name="T1">Review</text:span></text:p>
          </draw:text-box>
        </draw:frame>
        <draw:frame draw:style-name="gr10" draw:text-style-name="P5" draw:layer="layout" svg:width="1.588cm" svg:height="0.959cm" svg:x="7.032cm" svg:y="15.916cm">
          <draw:text-box>
            <text:p><text:span text:style-name="T2">Sprint</text:span><text:span text:style-name="T2"><text:line-break/></text:span><text:span text:style-name="T2">Retro</text:span></text:p>
          </draw:text-box>
        </draw:frame>
        <draw:frame draw:style-name="gr11" draw:text-style-name="P4" draw:layer="layout" svg:width="1.905cm" svg:height="0.952cm" svg:x="3.54cm" svg:y="8.303cm">
          <draw:text-box>
            <text:p><text:span text:style-name="T1">Product</text:span><text:span text:style-name="T1"><text:line-break/></text:span><text:span text:style-name="T1">Backlog</text:span></text:p>
          </draw:text-box>
        </draw:frame>
        <draw:line draw:style-name="gr12" draw:text-style-name="P6" draw:layer="layout" svg:x1="5.127cm" svg:y1="9.572cm" svg:x2="6.397cm" svg:y2="9.89cm">
          <text:p/>
        </draw:line>
        <draw:line draw:style-name="gr13" draw:text-style-name="P6" draw:layer="layout" svg:x1="8.62cm" svg:y1="9.572cm" svg:x2="10.525cm" svg:y2="8.302cm">
          <text:p/>
        </draw:line>
        <draw:line draw:style-name="gr14" draw:text-style-name="P6" draw:layer="layout" svg:x1="12.112cm" svg:y1="10.525cm" svg:x2="11.477cm" svg:y2="9.89cm">
          <text:p/>
        </draw:line>
        <draw:line draw:style-name="gr15" draw:text-style-name="P6" draw:layer="layout" svg:x1="12.112cm" svg:y1="8.937cm" svg:x2="13.065cm" svg:y2="9.255cm">
          <text:p/>
        </draw:line>
        <draw:custom-shape draw:name="1-circle-arrow_4" draw:style-name="gr16" draw:text-style-name="P2" draw:layer="layout" svg:width="1.41cm" svg:height="1.225cm" draw:transform="rotate (2.92028490443691) translate (5.551cm 12.03cm)">
          <text:p/>
          <draw:enhanced-geometry draw:mirror-horizontal="false" draw:mirror-vertical="false" svg:viewBox="0 0 0 0" draw:text-areas="?f193 ?f195 ?f194 ?f196" draw:type="ooxml-circularArrow" draw:modifiers="12500 1142319 20457681 4636880.50780165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style-name="gr17" draw:text-style-name="P3" draw:layer="layout" svg:width="1.588cm" svg:height="1.905cm" svg:x="3.539cm" svg:y="9.255cm">
          <text:p text:style-name="P3">Tkdfpk</text:p>
          <text:p text:style-name="P3">Okfodk</text:p>
          <text:p text:style-name="P3">Kodfkod</text:p>
          <text:p text:style-name="P3">Kodfkod</text:p>
          <text:p text:style-name="P3">Kodfko</text:p>
          <text:p text:style-name="P3">Okvfkvo</text:p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8" draw:text-style-name="P4" draw:layer="layout" svg:width="1.588cm" svg:height="0.317cm" svg:x="4.492cm" svg:y="12.112cm">
          <draw:text-box>
            <text:p><text:span text:style-name="T3">Refinement</text:span></text:p>
          </draw:text-box>
        </draw:frame>
        <draw:frame draw:style-name="gr19" draw:text-style-name="P5" draw:layer="layout" svg:width="1.588cm" svg:height="0.412cm" svg:x="9.89cm" svg:y="15.193cm">
          <draw:text-box>
            <text:p><text:span text:style-name="T2">Sprint</text:span></text:p>
          </draw:text-box>
        </draw:frame>
        <dr3d:scene draw:style-name="gr20" svg:width="2.361cm" svg:height="2.346cm" svg:x="16.419cm" svg:y="12.624cm" dr3d:transform="matrix (0.530318768045093 0.651808268429402 -0.542132811648768 -0.179110626596978 0.7111638632533 0.679827436223837 0.82866240876437 -0.263423500868289 0.493889331218161 -0.146606785896282cm -0.0676203884586609cm 0.15461520258457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1" draw:layer="layout"/>
        </dr3d:scene>
        <draw:frame draw:style-name="gr10" draw:text-style-name="P5" draw:layer="layout" svg:width="1.588cm" svg:height="0.959cm" svg:x="7.032cm" svg:y="15.917cm">
          <draw:text-box>
            <text:p><text:span text:style-name="T2">Sprint</text:span><text:span text:style-name="T2"><text:line-break/></text:span><text:span text:style-name="T2">Retro</text:span></text:p>
          </draw:text-box>
        </draw:frame>
        <draw:frame draw:style-name="gr22" draw:text-style-name="P4" draw:layer="layout" svg:width="2.223cm" svg:height="0.635cm" svg:x="17.192cm" svg:y="15.287cm">
          <draw:text-box>
            <text:p><text:span text:style-name="T1">Increment</text:span></text:p>
          </draw:text-box>
        </draw:frame>
        <draw:frame draw:style-name="gr23" draw:text-style-name="P4" draw:layer="layout" svg:width="1.905cm" svg:height="1.27cm" svg:x="10.525cm" svg:y="7.032cm">
          <draw:text-box>
            <text:p><text:span text:style-name="T1">Sprint</text:span><text:span text:style-name="T1"><text:line-break/></text:span><text:span text:style-name="T1">Backlog</text:span></text:p>
          </draw:text-box>
        </draw:frame>
        <draw:frame draw:style-name="gr24" draw:text-style-name="P4" draw:layer="layout" svg:width="1.588cm" svg:height="0.318cm" svg:x="13.064cm" svg:y="7.667cm">
          <draw:text-box>
            <text:p><text:span text:style-name="T3">Sprint Goal</text:span></text:p>
          </draw:text-box>
        </draw:frame>
        <draw:g draw:name="user-identity">
          <draw:custom-shape draw:style-name="gr25" draw:text-style-name="P7" draw:layer="layout" svg:width="1.273cm" svg:height="1.247cm" svg:x="10.839cm" svg:y="11.81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8" draw:layer="layout" svg:width="0.319cm" svg:height="0.311cm" svg:x="11.316cm" svg:y="12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7" draw:text-style-name="P8" draw:layer="layout" svg:width="0.637cm" svg:height="0.546cm" svg:x="11.157cm" svg:y="12.483cm" draw:kind="arc" draw:start-angle="1.12" draw:end-angle="179.38">
            <text:p/>
          </draw:ellipse>
        </draw:g>
        <draw:g draw:name="user-identity_0">
          <draw:custom-shape draw:style-name="gr28" draw:text-style-name="P7" draw:layer="layout" svg:width="1.273cm" svg:height="1.247cm" svg:x="9.573cm" svg:y="13.38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user-identity_1">
          <draw:custom-shape draw:style-name="gr29" draw:text-style-name="P7" draw:layer="layout" svg:width="1.273cm" svg:height="1.247cm" svg:x="10.207cm" svg:y="11.81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8" draw:layer="layout" svg:width="0.319cm" svg:height="0.311cm" svg:x="10.684cm" svg:y="12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1" draw:text-style-name="P8" draw:layer="layout" svg:width="0.637cm" svg:height="0.546cm" svg:x="10.525cm" svg:y="12.483cm" draw:kind="arc" draw:start-angle="1.12" draw:end-angle="179.38">
            <text:p/>
          </draw:ellipse>
        </draw:g>
        <draw:g draw:name="user-identity_2">
          <draw:custom-shape draw:style-name="gr32" draw:text-style-name="P7" draw:layer="layout" svg:width="1.273cm" svg:height="1.243cm" draw:transform="skewX (-0.0778416846389471) rotate (-0.0778416846389469) translate (11.478cm 12.4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8" draw:layer="layout" svg:width="0.319cm" svg:height="0.31cm" draw:transform="skewX (-0.0773180858633488) rotate (-0.0785398163397447) translate (11.954cm 12.7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4" draw:text-style-name="P8" draw:layer="layout" svg:width="0.637cm" svg:height="0.544cm" draw:transform="skewX (-0.0769690200129499) rotate (-0.0769690200129507) translate (11.795cm 13.12cm)" draw:kind="arc" draw:start-angle="1.12" draw:end-angle="179.38">
            <text:p/>
          </draw:ellipse>
        </draw:g>
        <draw:g draw:name="user-identity_3">
          <draw:custom-shape draw:style-name="gr35" draw:text-style-name="P7" draw:layer="layout" svg:width="1.247cm" svg:height="1.114cm" svg:x="11.477cm" svg:y="11.95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8" draw:layer="layout" svg:width="0.313cm" svg:height="0.278cm" svg:x="11.944cm" svg:y="12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7" draw:text-style-name="P8" draw:layer="layout" svg:width="0.623cm" svg:height="0.488cm" svg:x="11.789cm" svg:y="12.545cm" draw:kind="arc" draw:start-angle="1.12" draw:end-angle="179.38">
            <text:p/>
          </draw:ellipse>
        </draw:g>
        <draw:g draw:name="user-identity_4">
          <draw:custom-shape draw:style-name="gr38" draw:text-style-name="P7" draw:layer="layout" svg:width="1.273cm" svg:height="1.243cm" draw:transform="skewX (-0.0778416846389471) rotate (-0.0778416846389469) translate (10.843cm 12.354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8" draw:layer="layout" svg:width="0.319cm" svg:height="0.31cm" draw:transform="skewX (-0.0773180858633488) rotate (-0.0785398163397447) translate (11.319cm 12.7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0" draw:text-style-name="P8" draw:layer="layout" svg:width="0.637cm" svg:height="0.544cm" draw:transform="skewX (-0.0769690200129499) rotate (-0.0769690200129507) translate (11.16cm 13.044cm)" draw:kind="arc" draw:start-angle="1.12" draw:end-angle="179.38">
            <text:p/>
          </draw:ellipse>
        </draw:g>
        <draw:g draw:name="user-identity_5">
          <draw:custom-shape draw:style-name="gr41" draw:text-style-name="P7" draw:layer="layout" svg:width="1.273cm" svg:height="1.243cm" draw:transform="skewX (-0.0778416846389471) rotate (-0.0778416846389469) translate (10.208cm 12.354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8" draw:layer="layout" svg:width="0.319cm" svg:height="0.31cm" draw:transform="skewX (-0.0773180858633488) rotate (-0.0785398163397447) translate (10.684cm 12.7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3" draw:text-style-name="P8" draw:layer="layout" svg:width="0.637cm" svg:height="0.544cm" draw:transform="skewX (-0.0769690200129499) rotate (-0.0769690200129507) translate (10.525cm 13.044cm)" draw:kind="arc" draw:start-angle="1.12" draw:end-angle="179.38">
            <text:p/>
          </draw:ellipse>
        </draw:g>
        <draw:g draw:name="user-identity_6">
          <draw:custom-shape draw:style-name="gr44" draw:text-style-name="P7" draw:layer="layout" svg:width="1.273cm" svg:height="1.247cm" svg:x="10.207cm" svg:y="11.81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0.319cm" svg:height="0.311cm" svg:x="10.684cm" svg:y="12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6" draw:text-style-name="P8" draw:layer="layout" svg:width="0.637cm" svg:height="0.546cm" svg:x="10.525cm" svg:y="12.483cm" draw:kind="arc" draw:start-angle="1.12" draw:end-angle="179.38">
            <text:p/>
          </draw:ellipse>
        </draw:g>
        <draw:g draw:name="user-identity_7">
          <draw:custom-shape draw:style-name="gr47" draw:text-style-name="P7" draw:layer="layout" svg:width="1.273cm" svg:height="1.243cm" draw:transform="skewX (-0.0778416846389471) rotate (-0.0778416846389469) translate (8.621cm 12.03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8" draw:layer="layout" svg:width="0.319cm" svg:height="0.31cm" draw:transform="skewX (-0.0773180858633488) rotate (-0.0785398163397447) translate (9.097cm 12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9" draw:text-style-name="P8" draw:layer="layout" svg:width="0.637cm" svg:height="0.544cm" draw:transform="skewX (-0.0769690200129499) rotate (-0.0769690200129507) translate (8.938cm 12.726cm)" draw:kind="arc" draw:start-angle="1.12" draw:end-angle="179.38">
            <text:p/>
          </draw:ellipse>
        </draw:g>
        <draw:g draw:name="user-identity_8">
          <draw:custom-shape draw:style-name="gr50" draw:text-style-name="P7" draw:layer="layout" svg:width="1.273cm" svg:height="1.243cm" draw:transform="skewX (-0.0778416846389471) rotate (-0.0778416846389469) translate (10.843cm 13.382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8" draw:layer="layout" svg:width="0.319cm" svg:height="0.31cm" draw:transform="skewX (-0.0773180858633488) rotate (-0.0785398163397447) translate (11.319cm 13.7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2" draw:text-style-name="P8" draw:layer="layout" svg:width="0.637cm" svg:height="0.544cm" draw:transform="skewX (-0.0769690200129499) rotate (-0.0769690200129507) translate (11.16cm 14.072cm)" draw:kind="arc" draw:start-angle="1.12" draw:end-angle="179.38">
            <text:p/>
          </draw:ellipse>
        </draw:g>
        <draw:g draw:name="user-identity_9">
          <draw:custom-shape draw:style-name="gr53" draw:text-style-name="P7" draw:layer="layout" svg:width="1.273cm" svg:height="1.243cm" draw:transform="skewX (-0.0778416846389471) rotate (-0.0778416846389469) translate (8.621cm 12.03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8" draw:layer="layout" svg:width="0.319cm" svg:height="0.31cm" draw:transform="skewX (-0.0773180858633488) rotate (-0.0785398163397447) translate (9.097cm 12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5" draw:text-style-name="P8" draw:layer="layout" svg:width="0.637cm" svg:height="0.544cm" draw:transform="skewX (-0.0769690200129499) rotate (-0.0769690200129507) translate (8.938cm 12.726cm)" draw:kind="arc" draw:start-angle="1.12" draw:end-angle="179.38">
            <text:p/>
          </draw:ellipse>
        </draw:g>
        <draw:frame draw:style-name="gr22" draw:text-style-name="P10" draw:layer="layout" svg:width="2.54cm" svg:height="0.661cm" svg:x="14.017cm" svg:y="13.039cm">
          <draw:text-box>
            <text:p text:style-name="P9"><text:span text:style-name="T4">Definition</text:span><text:span text:style-name="T4"> of “Done”</text:span></text:p>
          </draw:text-box>
        </draw:frame>
        <draw:line draw:style-name="gr56" draw:text-style-name="P6" draw:layer="layout" svg:x1="13.382cm" svg:y1="14.017cm" svg:x2="16.557cm" svg:y2="13.7cm">
          <text:p/>
        </draw:line>
        <draw:line draw:style-name="gr57" draw:text-style-name="P6" draw:layer="layout" svg:x1="16.875cm" svg:y1="14.335cm" svg:x2="14.652cm" svg:y2="14.97cm">
          <text:p/>
        </draw:line>
        <draw:frame draw:style-name="gr9" draw:text-style-name="P4" draw:layer="layout" svg:width="1.588cm" svg:height="0.953cm" svg:x="13.065cm" svg:y="10.208cm">
          <draw:text-box>
            <text:p><text:span text:style-name="T1">Daily</text:span><text:span text:style-name="T1"><text:line-break/></text:span><text:span text:style-name="T1">Scrum</text:span></text:p>
          </draw:text-box>
        </draw:frame>
        <draw:frame draw:style-name="gr58" draw:text-style-name="P10" draw:layer="layout" svg:width="1.27cm" svg:height="0.661cm" svg:x="8.62cm" svg:y="13.065cm">
          <draw:text-box>
            <text:p text:style-name="P9"><text:span text:style-name="T4">Product</text:span></text:p>
            <text:p text:style-name="P9"><text:span text:style-name="T4">Owner</text:span></text:p>
          </draw:text-box>
        </draw:frame>
        <draw:frame draw:style-name="gr58" draw:text-style-name="P10" draw:layer="layout" svg:width="1.27cm" svg:height="0.661cm" svg:x="10.842cm" svg:y="14.335cm">
          <draw:text-box>
            <text:p text:style-name="P9"><text:span text:style-name="T4">Scrum</text:span><text:span text:style-name="T4"><text:line-break/></text:span><text:span text:style-name="T4">Master</text:span></text:p>
          </draw:text-box>
        </draw:frame>
        <draw:frame draw:style-name="gr59" draw:text-style-name="P10" draw:layer="layout" svg:width="1.27cm" svg:height="0.661cm" svg:x="10.525cm" svg:y="11.477cm">
          <draw:text-box>
            <text:p text:style-name="P9"><text:span text:style-name="T4">Product</text:span></text:p>
            <text:p text:style-name="P9"><text:span text:style-name="T4">T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ack4" svg:font-family="Hack" style:font-adornments="Bold" style:font-pitch="fixed"/>
    <style:font-face style:name="Hack" svg:font-family="Hack" style:font-adornments="Regular" style:font-pitch="fixed"/>
    <style:font-face style:name="Hack3" svg:font-family="Hack" style:font-adornments="Bold" style:font-pitch="variable"/>
    <style:font-face style:name="Hack2" svg:font-family="Hack" style:font-family-generic="roman" style:font-pitch="variable"/>
    <style:font-face style:name="Hack1" svg:font-family="Hack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8000" draw:gradient-step-count="0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457cm" draw:guide-overhang="0.051cm" draw:guide-distance="0.05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ff8000" draw:opacity="50%" draw:shadow-color="#000000" draw:shadow-opacity="50%"/>
      <style:paragraph-properties>
        <style:tab-stops/>
      </style:paragraph-properties>
      <style:text-properties style:font-name="Hack4" fo:font-family="Hack" style:font-style-name="Bold" style:font-pitch="fixed" fo:font-size="6pt" fo:font-weight="bold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7T11:53:14.288334734</meta:creation-date>
    <dc:date>2021-05-27T13:48:26.199576807</dc:date>
    <meta:editing-duration>PT1H12M20S</meta:editing-duration>
    <meta:editing-cycles>23</meta:editing-cycles>
    <meta:generator>LibreOffice/7.0.4.2$Linux_X86_64 LibreOffice_project/00$Build-2</meta:generator>
    <meta:document-statistic meta:object-count="75"/>
  </office:meta>
</office:document-meta>
</file>